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гость</text:p>
          </table:table-cell>
          <table:table-cell office:value-type="string" calcext:value-type="string">
            <text:p>пользователь</text:p>
          </table:table-cell>
          <table:table-cell office:value-type="string" calcext:value-type="string">
            <text:p>админ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</text:p>
          </table:table-cell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{id}/</text:p>
          </table:table-cell>
          <table:table-cell office:value-type="string" calcext:value-type="string">
            <text:p>+</text:p>
          </table:table-cell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m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set_password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in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auth/token/logout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tag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 table:style-name="Default" office:value-type="string" calcext:value-type="string">
            <text:p>+</text:p>
          </table:table-cell>
          <table:table-cell table:style-name="ce3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</text:a>/api/recipes/download_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shopping_cart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<text:a xlink:href="http://localhost:8000/" xlink:type="simple">http://localhost:8000/</text:a>api/recipes/favorite/</text:p>
          </table:table-cell>
          <table:table-cell table:style-name="Default"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recipes/{id}/favorit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users/subscriptions/</text:p>
          </table:table-cell>
          <table:table-cell/>
          <table:table-cell table:style-name="ce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<text:a xlink:href="http://localhost:8000/" xlink:type="simple">http://localhost:8000/</text:a>api/users/{id}/subscribe/</text:p>
          </table:table-cell>
          <table:table-cell/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a xlink:href="http://localhost:8000/" xlink:type="simple">http://localhost:8000/</text:a>api/ingredients/{id}/</text:p>
          </table:table-cell>
          <table:table-cell table:number-columns-repeated="2" office:value-type="string" calcext:value-type="string">
            <text:p>+</text:p>
          </table:table-cell>
          <table:table-cell/>
        </table:table-row>
      </table:table>
      <table:named-expressions/>
      <table:database-ranges>
        <table:database-range table:name="__Anonymous_Sheet_DB__0" table:target-range-address="Лист1.A1:Лист1.E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.00.0000</text:date>, <text:time style:data-style-name="N2" text:time-value="08:26:16.39383358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4:24:40.693343083</meta:creation-date>
    <dc:date>2023-05-31T10:13:08.668820482</dc:date>
    <meta:editing-duration>PT4H52M45S</meta:editing-duration>
    <meta:editing-cycles>8</meta:editing-cycles>
    <meta:generator>LibreOffice/7.5.3.2$Linux_X86_64 LibreOffice_project/50$Build-2</meta:generator>
    <meta:document-statistic meta:table-count="1" meta:cell-count="86" meta:object-count="0"/>
  </office:meta>
</office:document-meta>
</file>